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15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Chcemy wspólnie opowiedzieć historię</text:span></text:p>
      <text:p text:style-name="Standard">- <text:span text:style-name="T1">Chcemy dobrze się bawić</text:span></text:p>
      <text:p text:style-name="Standard">- <text:span text:style-name="T1">Moja postać to nie ja</text:span></text:p>
      <text:p text:style-name="Standard"/>
      <text:p text:style-name="Standard"/>
      <text:p text:style-name="Standard"/>
      <text:p text:style-name="Standard"/>
      <text:p text:style-name="Standard"/>
      <text:p text:style-name="Standard">- <text:span text:style-name="T1">Jeśli nie podoba Ci się opowiadana historia, zadeklaruj konflikt</text:span></text:p>
      <text:p text:style-name="Standard">- <text:span text:style-name="T1">Powiedzieć: MG nie modyfikuje motywacji postaci (np. nie ma „zakochujesz się”). Może deklarować, ale gracz ma prawo wet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8:30:17.484000000</meta:creation-date>
    <meta:print-date>2017-05-13T08:40:09.882000000</meta:print-date>
    <dc:date>2017-05-13T08:40:43.038000000</dc:date>
    <meta:editing-duration>PT10M27S</meta:editing-duration>
    <meta:editing-cycles>1</meta:editing-cycles>
    <meta:document-statistic meta:table-count="0" meta:image-count="0" meta:object-count="0" meta:page-count="1" meta:paragraph-count="5" meta:word-count="45" meta:character-count="275" meta:non-whitespace-character-count="235"/>
    <meta:generator>LibreOffice/4.4.3.2$Windows_x86 LibreOffice_project/88805f81e9fe61362df02b9941de8e38a9b5fd16</meta:generator>
  </office:meta>
</office:document-meta>
</file>